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16bba" officeooo:paragraph-rsid="00116bb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e2e4eb" officeooo:paragraph-rsid="00e2e4e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a7b0a" officeooo:paragraph-rsid="00116bb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368d9" officeooo:paragraph-rsid="005368d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5c2b6" officeooo:paragraph-rsid="005368d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414b1f" officeooo:paragraph-rsid="00116bb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55c2b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fc503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a067c" officeooo:paragraph-rsid="005c303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c303c" officeooo:paragraph-rsid="005c303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c303c" officeooo:paragraph-rsid="006fa89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dc54b" officeooo:paragraph-rsid="005dc54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6c07c" officeooo:paragraph-rsid="005dc54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8bc8c" officeooo:paragraph-rsid="0068bc8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f922" officeooo:paragraph-rsid="0058f92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0042fa" officeooo:paragraph-rsid="010042f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059f78" officeooo:paragraph-rsid="01059f78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officeooo:rsid="000b1a4c" officeooo:paragraph-rsid="0055c2b6" style:font-size-asian="14pt" style:font-size-complex="14pt"/>
    </style:style>
    <style:style style:name="P19" style:family="paragraph" style:parent-style-name="Standard">
      <style:text-properties fo:font-size="14pt" officeooo:rsid="000b1a4c" officeooo:paragraph-rsid="00fb80b3" style:font-size-asian="14pt" style:font-size-complex="14pt"/>
    </style:style>
    <style:style style:name="P20" style:family="paragraph" style:parent-style-name="Standard">
      <style:text-properties fo:font-size="14pt" officeooo:rsid="000c70a9" officeooo:paragraph-rsid="0055c2b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58f922" officeooo:paragraph-rsid="0058f92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da018" officeooo:paragraph-rsid="003da018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5c2b6" officeooo:paragraph-rsid="0055c2b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6bba" officeooo:paragraph-rsid="010e1448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14b1f" officeooo:paragraph-rsid="00e45d4c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14b1f" officeooo:paragraph-rsid="00116bba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8f922" officeooo:paragraph-rsid="0058f92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8f922" officeooo:paragraph-rsid="00ea8fda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018" officeooo:paragraph-rsid="00e45d4c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16bba" officeooo:paragraph-rsid="00e45d4c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6bba" officeooo:paragraph-rsid="00116bba" style:font-size-asian="28pt" style:font-weight-asian="bold" style:font-size-complex="2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7a672a" officeooo:paragraph-rsid="0055c2b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a7b0a" officeooo:paragraph-rsid="00116bb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55c2b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6bba" officeooo:paragraph-rsid="0112c6c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018" officeooo:paragraph-rsid="003da0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16bba" officeooo:paragraph-rsid="0114c5d0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16bba" officeooo:paragraph-rsid="011b68a4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1b68a4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1c810b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1e13e8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1f67ad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20ffeb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249e50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12865dd" style:font-size-asian="16pt" style:font-weight-asian="normal" style:font-size-complex="16pt" style:font-weight-complex="normal"/>
    </style:style>
    <style:style style:name="T1" style:family="text">
      <style:text-properties officeooo:rsid="00414b1f"/>
    </style:style>
    <style:style style:name="T2" style:family="text">
      <style:text-properties officeooo:rsid="0017f567"/>
    </style:style>
    <style:style style:name="T3" style:family="text">
      <style:text-properties officeooo:rsid="001158d4"/>
    </style:style>
    <style:style style:name="T4" style:family="text">
      <style:text-properties officeooo:rsid="000c70a9"/>
    </style:style>
    <style:style style:name="T5" style:family="text">
      <style:text-properties officeooo:rsid="000ddcf1"/>
    </style:style>
    <style:style style:name="T6" style:family="text">
      <style:text-properties officeooo:rsid="00120837"/>
    </style:style>
    <style:style style:name="T7" style:family="text">
      <style:text-properties officeooo:rsid="000e5d38"/>
    </style:style>
    <style:style style:name="T8" style:family="text">
      <style:text-properties officeooo:rsid="00149737"/>
    </style:style>
    <style:style style:name="T9" style:family="text">
      <style:text-properties officeooo:rsid="005f7a8a"/>
    </style:style>
    <style:style style:name="T10" style:family="text">
      <style:text-properties officeooo:rsid="005f98bb"/>
    </style:style>
    <style:style style:name="T11" style:family="text">
      <style:text-properties officeooo:rsid="006af8be"/>
    </style:style>
    <style:style style:name="T12" style:family="text">
      <style:text-properties officeooo:rsid="006fa896"/>
    </style:style>
    <style:style style:name="T13" style:family="text">
      <style:text-properties officeooo:rsid="00721ab8"/>
    </style:style>
    <style:style style:name="T14" style:family="text">
      <style:text-properties officeooo:rsid="00b21062"/>
    </style:style>
    <style:style style:name="T15" style:family="text">
      <style:text-properties officeooo:rsid="00b2cb76"/>
    </style:style>
    <style:style style:name="T16" style:family="text">
      <style:text-properties officeooo:rsid="00b363e7"/>
    </style:style>
    <style:style style:name="T17" style:family="text">
      <style:text-properties officeooo:rsid="00b412b3"/>
    </style:style>
    <style:style style:name="T18" style:family="text">
      <style:text-properties officeooo:rsid="00b4487e"/>
    </style:style>
    <style:style style:name="T19" style:family="text">
      <style:text-properties officeooo:rsid="00b9aecf"/>
    </style:style>
    <style:style style:name="T20" style:family="text">
      <style:text-properties officeooo:rsid="00c1a643"/>
    </style:style>
    <style:style style:name="T21" style:family="text">
      <style:text-properties officeooo:rsid="00c1ec65"/>
    </style:style>
    <style:style style:name="T22" style:family="text">
      <style:text-properties officeooo:rsid="00c271de"/>
    </style:style>
    <style:style style:name="T23" style:family="text">
      <style:text-properties officeooo:rsid="00c5c665"/>
    </style:style>
    <style:style style:name="T24" style:family="text">
      <style:text-properties officeooo:rsid="00caf5c1"/>
    </style:style>
    <style:style style:name="T25" style:family="text">
      <style:text-properties officeooo:rsid="00ccd4b7"/>
    </style:style>
    <style:style style:name="T26" style:family="text">
      <style:text-properties style:text-underline-style="none" officeooo:rsid="01192fca"/>
    </style:style>
    <style:style style:name="T27" style:family="text">
      <style:text-properties style:text-underline-style="none" officeooo:rsid="011b68a4"/>
    </style:style>
    <style:style style:name="T28" style:family="text">
      <style:text-properties officeooo:rsid="003a7b0a"/>
    </style:style>
    <style:style style:name="T29" style:family="text">
      <style:text-properties officeooo:rsid="00f1bea3"/>
    </style:style>
    <style:style style:name="T30" style:family="text">
      <style:text-properties officeooo:rsid="00fc5034"/>
    </style:style>
    <style:style style:name="T31" style:family="text">
      <style:text-properties officeooo:rsid="00fd2314"/>
    </style:style>
    <style:style style:name="T32" style:family="text">
      <style:text-properties officeooo:rsid="0100c0d1"/>
    </style:style>
    <style:style style:name="T33" style:family="text">
      <style:text-properties officeooo:rsid="01028527"/>
    </style:style>
    <style:style style:name="T34" style:family="text">
      <style:text-properties officeooo:rsid="010705c1"/>
    </style:style>
    <style:style style:name="T35" style:family="text">
      <style:text-properties officeooo:rsid="010a857f"/>
    </style:style>
    <style:style style:name="T36" style:family="text">
      <style:text-properties officeooo:rsid="010c3d1c"/>
    </style:style>
    <style:style style:name="T37" style:family="text">
      <style:text-properties officeooo:rsid="0112c6c9"/>
    </style:style>
    <style:style style:name="T38" style:family="text">
      <style:text-properties style:text-underline-style="solid" style:text-underline-width="auto" style:text-underline-color="font-color" officeooo:rsid="0122d793"/>
    </style:style>
    <style:style style:name="T39" style:family="text">
      <style:text-properties officeooo:rsid="01192fca"/>
    </style:style>
    <style:style style:name="T40" style:family="text">
      <style:text-properties officeooo:rsid="011b68a4"/>
    </style:style>
    <style:style style:name="T41" style:family="text">
      <style:text-properties officeooo:rsid="011c810b"/>
    </style:style>
    <style:style style:name="T42" style:family="text">
      <style:text-properties officeooo:rsid="0120ffeb"/>
    </style:style>
    <style:style style:name="T43" style:family="text">
      <style:text-properties officeooo:rsid="01216205"/>
    </style:style>
    <style:style style:name="T44" style:family="text">
      <style:text-properties officeooo:rsid="0122d793"/>
    </style:style>
    <style:style style:name="T45" style:family="text">
      <style:text-properties officeooo:rsid="01249e50"/>
    </style:style>
    <style:style style:name="T46" style:family="text">
      <style:text-properties officeooo:rsid="0125945a"/>
    </style:style>
    <style:style style:name="T47" style:family="text">
      <style:text-properties officeooo:rsid="012865dd"/>
    </style:style>
    <style:style style:name="T48" style:family="text">
      <style:text-properties officeooo:rsid="012d5f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Analyse détaillé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">SOMMAI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p text:style-name="P30"/>
      <text:p text:style-name="P29"><text:span text:style-name="T28">I</text:span>/ Persistance des données</text:p>
      <text:p text:style-name="P24"><text:span text:style-name="T1">II</text:span> / <text:span text:style-name="T35">Algorithme d’insertion des données</text:span></text:p>
      <text:p text:style-name="P28"><text:span text:style-name="T36">III</text:span> / Gestion du temp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"/>
      <text:p text:style-name="P3"/>
      <text:p text:style-name="P3"/>
      <text:p text:style-name="P3"/>
      <text:p text:style-name="P36"><text:soft-page-break/><text:span text:style-name="T28">I</text:span>/ Persistance des données</text:p>
      <text:p text:style-name="P22"/>
      <text:p text:style-name="P4">La conception d’une base de donnée<text:span text:style-name="T14">s</text:span> doit être réalis<text:span text:style-name="T15">ée</text:span> dans le but de garder en mémoire les données de l’utilisateur et des <text:span text:style-name="T29">sondes</text:span>.</text:p>
      <text:p text:style-name="P5"/>
      <text:p text:style-name="P23">Les règles de gestion de cette base de donnée<text:span text:style-name="T16">s</text:span> sont : </text:p>
      <text:p text:style-name="P18"/>
      <text:p text:style-name="P18">- Une espèce végétale peu<text:span text:style-name="T17">t-</text:span>être l’espèce de plusieurs végétaux <text:span text:style-name="T3">et u</text:span>n végétal appartient <text:span text:style-name="T18">à</text:span> une seule espèce</text:p>
      <text:p text:style-name="P18"/>
      <text:p text:style-name="P18">- <text:span text:style-name="T3">U</text:span>ne zone contient plusieurs végétaux, ou n'en contient pas <text:span text:style-name="T3">et un végétal peut-être dans plusieurs zones.</text:span></text:p>
      <text:p text:style-name="P18"/>
      <text:p text:style-name="P18">- Une zone <text:span text:style-name="T4">historise plusieurs données et une donnée historisée appartient à une zone.</text:span></text:p>
      <text:p text:style-name="P18"/>
      <text:p text:style-name="P18">- <text:span text:style-name="T4">Une zone attend plusieurs données et une donnée attendu appartient à une zone.</text:span></text:p>
      <text:p text:style-name="P20"/>
      <text:p text:style-name="P18">- Une alerte <text:span text:style-name="T5">se déroule dans une zone et u</text:span>ne zone peux avoir plusieurs alertes <text:span text:style-name="T5">ou aucune</text:span>.</text:p>
      <text:p text:style-name="P18"/>
      <text:p text:style-name="P18">- Une alerte <text:span text:style-name="T5">n’est due qu’à un seul</text:span> type d'alerte <text:span text:style-name="T6">et u</text:span>n type d'alerte peut concerner plusieurs alerte<text:span text:style-name="T19">s</text:span>.</text:p>
      <text:p text:style-name="P18"/>
      <text:p text:style-name="P18">- <text:span text:style-name="T5">Une sonde peut-être concerné par plusieurs types d’alerte et un type d’alerte est concerné par une sonde.</text:span></text:p>
      <text:p text:style-name="P18"/>
      <text:p text:style-name="P18">- <text:span text:style-name="T7">Une zone peut correspondre à plusieurs types d’alerte et un type d’alerte correspond à une zone.</text:span></text:p>
      <text:p text:style-name="P18"/>
      <text:p text:style-name="P18">- Une alerte envoie un message à potentiellement plusieurs personnes responsables <text:span text:style-name="T8">et u</text:span>ne personne responsable peu<text:span text:style-name="T20">t-être concerner par </text:span>plusieurs alertes.</text:p>
      <text:p text:style-name="P18"/>
      <text:p text:style-name="P18">- Une personne responsable peu<text:span text:style-name="T21">t-être responsable de plusieurs zones et une zone possède plusieurs personnes responsables.</text:span></text:p>
      <text:p text:style-name="P18"/>
      <text:p text:style-name="P18"/>
      <text:p text:style-name="P19">- <text:span text:style-name="T30">Une sonde</text:span> peu<text:span text:style-name="T22">t</text:span> concerner plusieurs donnée<text:span text:style-name="T22">s</text:span> reçu<text:span text:style-name="T22">es</text:span> <text:span text:style-name="T2">et u</text:span>ne donnée reçu appartient à un<text:span text:style-name="T30">e</text:span> seul<text:span text:style-name="T30">e</text:span> <text:span text:style-name="T30">sonde</text:span> à une date donnée</text:p>
      <text:p text:style-name="P18"/>
      <text:p text:style-name="P8">- Un<text:span text:style-name="T30">e</text:span> <text:span text:style-name="T5">sonde</text:span> peu<text:span text:style-name="T22">t</text:span> concerner plusieurs donnée<text:span text:style-name="T22">s</text:span> attendu<text:span text:style-name="T22">es</text:span> <text:span text:style-name="T2">et u</text:span>ne donnée attendu appartient à un<text:span text:style-name="T31">e</text:span> seul<text:span text:style-name="T31">e</text:span> <text:span text:style-name="T31">sonde</text:span> à une date donnée</text:p>
      <text:p text:style-name="P7"/>
      <text:p text:style-name="P7"/>
      <text:p text:style-name="P7"/>
      <text:p text:style-name="P7"/>
      <text:p text:style-name="P17"><text:soft-page-break/>A l’issue de ces règles de gestion <text:span text:style-name="T34">un dictionnaire des données ( Annexe 2) puis un modèle conceptuel des données à été construit ( Annexe 1).</text:span></text:p>
      <text:p text:style-name="P32"/>
      <text:p text:style-name="P35"><text:span text:style-name="T1">II</text:span> / <text:span text:style-name="T35">Algorithme d’insertion des données</text:span></text:p>
      <text:p text:style-name="P38"><text:span text:style-name="T26"><text:tab/></text:span><text:span text:style-name="T39">Ajout de type d’alerte dans une zone :</text:span></text:p>
      <text:p text:style-name="P39"><text:tab/><text:tab/><text:span text:style-name="T40">Input - <text:s/>Le type d’alerte à ajouter</text:span></text:p>
      <text:p text:style-name="P39"><text:tab/><text:tab/><text:span text:style-name="T40">Ouput - booleen</text:span></text:p>
      <text:p text:style-name="P39"><text:tab/><text:tab/><text:span text:style-name="T40">1 – Stocker tous les types d’alertes d’une zone</text:span></text:p>
      <text:p text:style-name="P39"><text:span text:style-name="T40"><text:tab/><text:tab/>2 - <text:s/>Si il existe un type d’alerte qui a la même condition <text:tab/><text:tab/><text:tab/>d’alerte et la même sonde que les types d’alertes stocker <text:tab/><text:tab/> <text:s text:c="5"/><text:tab/>alors <text:s text:c="2"/></text:span></text:p>
      <text:p text:style-name="P37"><text:span text:style-name="T26"><text:tab/><text:tab/></text:span><text:span text:style-name="T27">3 - <text:s/>Retourner faux</text:span></text:p>
      <text:p text:style-name="P37"><text:span text:style-name="T27"><text:tab/><text:tab/>4 – Sinon associer le type d’alerte à la zone dans la base de <text:tab/><text:tab/><text:tab/>donnée </text:span></text:p>
      <text:p text:style-name="P37"><text:span text:style-name="T27"><text:tab/><text:tab/>5 – Retourner vrai</text:span></text:p>
      <text:p text:style-name="P37"><text:span text:style-name="T27"/></text:p>
      <text:p text:style-name="P38"><text:span text:style-name="T26"><text:tab/></text:span><text:span text:style-name="T40">Vérification donnée reçue par rapport aux données attendues :</text:span></text:p>
      <text:p text:style-name="P40"><text:tab/><text:tab/><text:span text:style-name="T41">Input – Données attendues ( couple date / donnée / marge ), <text:tab/><text:tab/><text:tab/>donnée reçue <text:s/>( couple date / donnée )</text:span></text:p>
      <text:p text:style-name="P39"><text:tab/><text:tab/><text:span text:style-name="T41">Ouput – booleen</text:span></text:p>
      <text:p text:style-name="P39"><text:tab/><text:tab/><text:span text:style-name="T41">1 – prec ← dernière valeur attendue avant la donnée reçue et <text:tab/><text:tab/>la stocker.</text:span></text:p>
      <text:p text:style-name="P39"><text:tab/><text:tab/><text:span text:style-name="T41">2 – next ← prochaine valeur attendue après la donnée reçue<text:tab/><text:tab/><text:tab/>et la stocker</text:span><text:tab/><text:tab/></text:p>
      <text:p text:style-name="P39"><text:tab/><text:tab/><text:span text:style-name="T41">3 – Si il existe une valeur prec et next alors</text:span></text:p>
      <text:p text:style-name="P39"><text:tab/><text:tab/><text:span text:style-name="T42">3.1 – Si prec et next ont la même valeur alors</text:span></text:p>
      <text:p text:style-name="P42"><text:tab/><text:tab/><text:span text:style-name="T42">3.2 – Si la donnée reçue est compris dans l’intervalle de la <text:tab/><text:tab/><text:tab/>donnée attendu ( [prec – prec.marge ; prec + prec.marge ]) alors</text:span></text:p>
      <text:p text:style-name="P39"><text:tab/><text:tab/><text:span text:style-name="T42">3.2.1 – Retourner vrai</text:span></text:p>
      <text:p text:style-name="P40"><text:span text:style-name="T41"><text:tab/><text:tab/>3.2.2 – Sinon retourner faux</text:span></text:p>
      <text:p text:style-name="P41"><text:span text:style-name="T41"><text:tab/><text:tab/>3.3. – Sinon</text:span></text:p>
      <text:p text:style-name="P41"><text:tab/><text:tab/><text:span text:style-name="T42">3.3.1 – moyenne ← (prec + next )/ 2</text:span></text:p>
      <text:p text:style-name="P43"><text:span text:style-name="T41"><text:tab/><text:tab/>3.3.2 – moyenne marge ← (prec.marge + next.marge)/2</text:span></text:p>
      <text:p text:style-name="P43"><text:tab/><text:tab/><text:span text:style-name="T42">3.3.3 – Si la donnée reçue est compris dans l’intervalle de la <text:tab/><text:tab/><text:tab/>donnée attendue ( [moyenne – moyenne marge ; moyenne + <text:tab/><text:tab/><text:tab/>moyenne marge ]) alors</text:span></text:p>
      <text:p text:style-name="P42"><text:tab/><text:tab/><text:span text:style-name="T42">3.3.3.1 – Retourner vrai</text:span></text:p>
      <text:p text:style-name="P43"><text:span text:style-name="T41"><text:tab/><text:tab/>3.3.4 – Sinon retourner faux</text:span></text:p>
      <text:p text:style-name="P43"><text:tab/><text:tab/><text:span text:style-name="T43">4 – Sinon retourner faux.</text:span><text:tab/></text:p>
      <text:p text:style-name="P43"><text:soft-page-break/><text:tab/><text:span text:style-name="T38">Envoyer Alerte : </text:span></text:p>
      <text:p text:style-name="P44"><text:span text:style-name="T44"><text:tab/><text:tab/>Input – Données attendues de la zone ( couple date / donnée / <text:tab/><text:tab/>marge ), donnée reçue <text:s/>( couple date / donnée ), zone</text:span></text:p>
      <text:p text:style-name="P44"><text:tab/><text:tab/><text:span text:style-name="T48">Output - Rien</text:span></text:p>
      <text:p text:style-name="P44"><text:span text:style-name="T44"><text:tab/><text:tab/>1 – vérification ← Vérifier la valeur reçue ( utiliser le pseudo-<text:tab/><text:tab/>code précédent </text:span></text:p>
      <text:p text:style-name="P44"><text:tab/><text:tab/><text:span text:style-name="T47">2 – Récupérer les personnes responsables de la zone </text:span></text:p>
      <text:p text:style-name="P44"><text:tab/><text:tab/><text:span text:style-name="T47">3 – Si vérification est faux alors</text:span></text:p>
      <text:p text:style-name="P44"><text:span text:style-name="T45"><text:tab/><text:tab/>3.1 Récupérer le type d’alerte correspondant à la donnée reçu</text:span></text:p>
      <text:p text:style-name="P44"><text:span text:style-name="T46"><text:tab/><text:tab/>3.2 Si ce type alerte existe alors</text:span></text:p>
      <text:p text:style-name="P45"><text:span text:style-name="T47"><text:tab/><text:tab/>3.2.1 Récupérer le message d’alerte, et l’envoyer par mail à <text:tab/><text:tab/><text:tab/>toutes les personnes responsables avec pour objet la zone <text:tab/><text:tab/><text:tab/>concernée et la sonde concernée.</text:span></text:p>
      <text:p text:style-name="P45"><text:span text:style-name="T47"><text:tab/><text:tab/>3.3 Sinon envoyer un message d’erreur, expliquant qu’il n’y a <text:tab/><text:tab/>pas de type d’alerte pour cette situation </text:span><text:tab/></text:p>
      <text:p text:style-name="P44"><text:tab/><text:tab/><text:tab/><text:tab/></text:p>
      <text:p text:style-name="P37"><text:span text:style-name="T26"/></text:p>
      <text:p text:style-name="P27"><text:span text:style-name="T37">III</text:span> / Gestion du temps</text:p>
      <text:p text:style-name="P21"/>
      <text:p text:style-name="P15"><text:tab/>Dû à un temps de conception / développement très court ( 3 semaines ) <text:span text:style-name="T23">et un manque de main d’œuvre ( une personne ). </text:span></text:p>
      <text:p text:style-name="P9"/>
      <text:p text:style-name="P10">La gestion du projet c’est fait de manière à maximiser le temps réservé pour le développement du projet (interface et liaison avec la base de donnée ), et minimiser le temps de réflexion ( conception logiciel ).</text:p>
      <text:p text:style-name="P10"/>
      <text:p text:style-name="P11"><text:span text:style-name="T12">La conception finale de chaque module du logiciel c’est faite au fur et à mesure de la production du logiciel , lors de l’ajout des fonctionnalités</text:span>.</text:p>
      <text:p text:style-name="P12"/>
      <text:p text:style-name="P12">Une première production du <text:span text:style-name="T13">cahier</text:span> des charges, <text:span text:style-name="T9">conception de la base de données</text:span> <text:span text:style-name="T10">et logiciel </text:span>c’est faite le premier jour du projet. <text:span text:style-name="T9">Et par la suite vont évoluer jusqu’à identifier tous les besoins réalisables et nécessaires pour le projet.</text:span></text:p>
      <text:p text:style-name="P13"/>
      <text:p text:style-name="P14">Le<text:span text:style-name="T24">s</text:span> jeux de test s’effectuer<text:span text:style-name="T25">ont</text:span> à la fin du projet, <text:span text:style-name="T11">par manque de temps aucun test unitaire sur la base de donnée ne sera effectué , ceux-ci seront validés lors du test des fonctionnalités de l’interface graphique</text:span>.</text:p>
      <text:p text:style-name="P14"/>
      <text:p text:style-name="P16">Voir l’annexe 4 pour la répartition et <text:span text:style-name="T32">l’estimation</text:span> de la durée des taches. <text:span text:style-name="T33">( Diagramme de Grant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4:47:39.005576628</meta:creation-date>
    <dc:date>2017-04-27T19:04:19.307774936</dc:date>
    <meta:editing-duration>PT5H36M6S</meta:editing-duration>
    <meta:editing-cycles>252</meta:editing-cycles>
    <meta:generator>LibreOffice/5.1.6.2$Linux_X86_64 LibreOffice_project/10m0$Build-2</meta:generator>
    <meta:document-statistic meta:table-count="0" meta:image-count="0" meta:object-count="0" meta:page-count="5" meta:paragraph-count="65" meta:word-count="825" meta:character-count="4885" meta:non-whitespace-character-count="3966"/>
  </office:meta>
</office:document-meta>
</file>